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paragraph-properties fo:line-height="150%"/>
      <style:text-properties style:font-name="Ubuntu" fo:font-size="14pt" officeooo:paragraph-rsid="002591a0" style:font-size-asian="14pt" style:font-size-complex="14pt"/>
    </style:style>
    <style:style style:name="P2" style:family="paragraph" style:parent-style-name="Standard">
      <style:paragraph-properties fo:line-height="150%"/>
      <style:text-properties style:font-name="Ubuntu" fo:font-size="14pt" officeooo:rsid="002591a0" officeooo:paragraph-rsid="00265101" style:font-size-asian="14pt" style:font-size-complex="14pt"/>
    </style:style>
    <style:style style:name="P3" style:family="paragraph" style:parent-style-name="Standard">
      <style:paragraph-properties fo:line-height="150%"/>
      <style:text-properties style:font-name="Ubuntu" fo:font-size="14pt" officeooo:rsid="002591a0" officeooo:paragraph-rsid="002b5aa2" style:font-size-asian="14pt" style:font-size-complex="14pt"/>
    </style:style>
    <style:style style:name="P4" style:family="paragraph" style:parent-style-name="Standard">
      <style:paragraph-properties fo:line-height="150%"/>
      <style:text-properties style:font-name="Ubuntu" fo:font-size="14pt" officeooo:rsid="002591a0" officeooo:paragraph-rsid="0036ae9e" style:font-size-asian="14pt" style:font-size-complex="14pt"/>
    </style:style>
    <style:style style:name="P5" style:family="paragraph" style:parent-style-name="Standard">
      <style:paragraph-properties fo:line-height="150%"/>
      <style:text-properties style:font-name="Ubuntu" fo:font-size="14pt" officeooo:rsid="00306922" officeooo:paragraph-rsid="0036ae9e" style:font-size-asian="14pt" style:font-size-complex="14pt"/>
    </style:style>
    <style:style style:name="P6" style:family="paragraph" style:parent-style-name="Standard">
      <style:paragraph-properties fo:line-height="150%"/>
      <style:text-properties fo:color="#000000" loext:opacity="100%" style:font-name="Ubuntu" fo:font-size="14pt" style:text-underline-style="none" officeooo:rsid="002591a0" officeooo:paragraph-rsid="002591a0" fo:background-color="transparent" style:font-size-asian="14pt" style:font-size-complex="14pt"/>
    </style:style>
    <style:style style:name="P7" style:family="paragraph" style:parent-style-name="Standard">
      <style:paragraph-properties fo:line-height="150%"/>
      <style:text-properties fo:color="#000000" loext:opacity="100%" style:font-name="Ubuntu" fo:font-size="14pt" style:text-underline-style="none" officeooo:rsid="002591a0" officeooo:paragraph-rsid="0036ae9e" fo:background-color="transparent" style:font-size-asian="14pt" style:font-size-complex="14pt"/>
    </style:style>
    <style:style style:name="P8" style:family="paragraph" style:parent-style-name="Standard">
      <style:paragraph-properties fo:line-height="150%"/>
      <style:text-properties fo:color="#000000" loext:opacity="100%" style:font-name="Ubuntu" fo:font-size="14pt" style:text-underline-style="none" officeooo:rsid="0029573b" officeooo:paragraph-rsid="0029573b" fo:background-color="transparent" style:font-size-asian="14pt" style:font-size-complex="14pt"/>
    </style:style>
    <style:style style:name="P9" style:family="paragraph" style:parent-style-name="Standard">
      <style:paragraph-properties fo:line-height="150%"/>
      <style:text-properties fo:color="#000000" loext:opacity="100%" style:font-name="Ubuntu" fo:font-size="14pt" style:text-underline-style="none" officeooo:rsid="002ab8db" officeooo:paragraph-rsid="002ab8db" fo:background-color="transparent" style:font-size-asian="14pt" style:font-size-complex="14pt"/>
    </style:style>
    <style:style style:name="P10" style:family="paragraph" style:parent-style-name="Standard">
      <style:paragraph-properties fo:line-height="150%"/>
      <style:text-properties fo:color="#000000" loext:opacity="100%" style:font-name="Ubuntu" fo:font-size="14pt" style:text-underline-style="none" officeooo:rsid="002b5aa2" officeooo:paragraph-rsid="002b5aa2" fo:background-color="transparent" style:font-size-asian="14pt" style:font-size-complex="14pt"/>
    </style:style>
    <style:style style:name="P11" style:family="paragraph" style:parent-style-name="Standard">
      <style:paragraph-properties fo:line-height="150%"/>
      <style:text-properties fo:color="#000000" loext:opacity="100%" style:font-name="Ubuntu" fo:font-size="14pt" style:text-underline-style="none" officeooo:rsid="002b5aa2" officeooo:paragraph-rsid="002cc3ba" fo:background-color="transparent" style:font-size-asian="14pt" style:font-size-complex="14pt"/>
    </style:style>
    <style:style style:name="P12" style:family="paragraph" style:parent-style-name="Standard">
      <style:paragraph-properties fo:line-height="150%"/>
      <style:text-properties fo:color="#000000" loext:opacity="100%" style:font-name="Ubuntu" fo:font-size="14pt" style:text-underline-style="none" officeooo:rsid="002e6f01" officeooo:paragraph-rsid="0036ae9e" fo:background-color="transparent" style:font-size-asian="14pt" style:font-size-complex="14pt"/>
    </style:style>
    <style:style style:name="P13" style:family="paragraph" style:parent-style-name="Standard">
      <style:paragraph-properties fo:line-height="150%"/>
      <style:text-properties fo:color="#000000" loext:opacity="100%" style:font-name="Ubuntu" fo:font-size="14pt" style:text-underline-style="none" officeooo:rsid="003194a0" officeooo:paragraph-rsid="003194a0" fo:background-color="transparent" style:font-size-asian="14pt" style:font-size-complex="14pt"/>
    </style:style>
    <style:style style:name="P14" style:family="paragraph" style:parent-style-name="Standard">
      <style:paragraph-properties fo:line-height="150%"/>
      <style:text-properties fo:color="#000000" loext:opacity="100%" style:font-name="Ubuntu" fo:font-size="14pt" style:text-underline-style="none" officeooo:rsid="003194a0" officeooo:paragraph-rsid="0031bc1b" fo:background-color="transparent" style:font-size-asian="14pt" style:font-size-complex="14pt"/>
    </style:style>
    <style:style style:name="P15" style:family="paragraph" style:parent-style-name="Standard">
      <style:paragraph-properties fo:line-height="150%"/>
      <style:text-properties fo:color="#000000" loext:opacity="100%" style:font-name="Ubuntu" fo:font-size="14pt" style:text-underline-style="none" officeooo:rsid="003194a0" officeooo:paragraph-rsid="00338d62" fo:background-color="transparent" style:font-size-asian="14pt" style:font-size-complex="14pt"/>
    </style:style>
    <style:style style:name="P16" style:family="paragraph" style:parent-style-name="Standard">
      <style:paragraph-properties fo:line-height="150%"/>
      <style:text-properties fo:color="#000000" loext:opacity="100%" style:font-name="Ubuntu" fo:font-size="14pt" style:text-underline-style="none" officeooo:rsid="003194a0" officeooo:paragraph-rsid="0033cd51" fo:background-color="transparent" style:font-size-asian="14pt" style:font-size-complex="14pt"/>
    </style:style>
    <style:style style:name="P17" style:family="paragraph" style:parent-style-name="Standard">
      <style:paragraph-properties fo:line-height="150%"/>
      <style:text-properties fo:color="#000000" loext:opacity="100%" style:font-name="Ubuntu" fo:font-size="14pt" style:text-underline-style="none" fo:font-weight="normal" officeooo:rsid="00306922" officeooo:paragraph-rsid="0036ae9e" fo:background-color="#dddddd" style:font-size-asian="14pt" style:font-weight-asian="normal" style:font-size-complex="14pt" style:font-weight-complex="normal"/>
    </style:style>
    <style:style style:name="P18" style:family="paragraph" style:parent-style-name="Standard">
      <style:paragraph-properties fo:line-height="150%"/>
      <style:text-properties fo:color="#000000" loext:opacity="100%" style:text-line-through-style="none" style:text-line-through-type="none" style:font-name="Ubuntu" fo:font-size="14pt" style:text-underline-style="none" officeooo:rsid="002591a0" officeooo:paragraph-rsid="002591a0" fo:background-color="transparent" style:font-size-asian="14pt" style:font-size-complex="14pt"/>
    </style:style>
    <style:style style:name="P19" style:family="paragraph" style:parent-style-name="Standard">
      <style:paragraph-properties fo:line-height="150%"/>
      <style:text-properties fo:color="#000000" loext:opacity="100%" style:text-line-through-style="none" style:text-line-through-type="none" style:font-name="Ubuntu" fo:font-size="14pt" style:text-underline-style="none" officeooo:rsid="002591a0" officeooo:paragraph-rsid="002b5aa2" fo:background-color="transparent" style:font-size-asian="14pt" style:font-size-complex="14pt"/>
    </style:style>
    <style:style style:name="P20" style:family="paragraph" style:parent-style-name="Standard">
      <style:paragraph-properties fo:line-height="150%"/>
      <style:text-properties fo:color="#000000" loext:opacity="100%" style:text-line-through-style="none" style:text-line-through-type="none" style:font-name="Ubuntu" fo:font-size="14pt" style:text-underline-style="none" officeooo:rsid="002591a0" officeooo:paragraph-rsid="0036ae9e" fo:background-color="transparent" style:font-size-asian="14pt" style:font-size-complex="14pt"/>
    </style:style>
    <style:style style:name="P21" style:family="paragraph" style:parent-style-name="Standard">
      <style:paragraph-properties fo:line-height="150%"/>
      <style:text-properties fo:color="#000000" loext:opacity="100%" style:font-name="Ubuntu" fo:font-size="14pt" style:text-underline-style="none" officeooo:rsid="0025ba89" officeooo:paragraph-rsid="0025ba89" fo:background-color="#dddddd" style:font-size-asian="14pt" style:font-size-complex="14pt"/>
    </style:style>
    <style:style style:name="P22" style:family="paragraph" style:parent-style-name="Standard">
      <style:paragraph-properties fo:line-height="150%"/>
      <style:text-properties fo:color="#000000" loext:opacity="100%" style:font-name="Ubuntu" fo:font-size="14pt" style:text-underline-style="none" officeooo:rsid="0025ba89" officeooo:paragraph-rsid="0025ba89" fo:background-color="transparent" style:font-size-asian="14pt" style:font-size-complex="14pt"/>
    </style:style>
    <style:style style:name="P23" style:family="paragraph" style:parent-style-name="Standard">
      <style:paragraph-properties fo:line-height="150%"/>
      <style:text-properties fo:color="#000000" loext:opacity="100%" style:font-name="Ubuntu" fo:font-size="14pt" style:text-underline-style="none" officeooo:rsid="0033cd51" officeooo:paragraph-rsid="0033cd51" fo:background-color="transparent" style:font-size-asian="14pt" style:font-size-complex="14pt"/>
    </style:style>
    <style:style style:name="P24" style:family="paragraph" style:parent-style-name="Standard">
      <style:paragraph-properties fo:line-height="150%"/>
      <style:text-properties fo:color="#000000" loext:opacity="100%" style:font-name="Ubuntu" fo:font-size="14pt" style:text-underline-style="none" officeooo:rsid="0031bc1b" officeooo:paragraph-rsid="00338d62" fo:background-color="transparent" style:font-size-asian="14pt" style:font-size-complex="14pt"/>
    </style:style>
    <style:style style:name="P25" style:family="paragraph" style:parent-style-name="Standard">
      <style:paragraph-properties fo:line-height="150%"/>
      <style:text-properties fo:color="#000000" loext:opacity="100%" style:text-line-through-style="none" style:text-line-through-type="none" style:font-name="Ubuntu" fo:font-size="14pt" style:text-underline-style="none" officeooo:rsid="00265101" officeooo:paragraph-rsid="0036ae9e" fo:background-color="#dddddd" style:font-size-asian="14pt" style:font-size-complex="14pt"/>
    </style:style>
    <style:style style:name="P26" style:family="paragraph" style:parent-style-name="Standard">
      <style:paragraph-properties fo:line-height="150%"/>
      <style:text-properties fo:color="#000000" loext:opacity="100%" style:text-line-through-style="none" style:text-line-through-type="none" style:font-name="Ubuntu" fo:font-size="14pt" style:text-underline-style="none" officeooo:rsid="00265101" officeooo:paragraph-rsid="002b5aa2" fo:background-color="#dddddd" style:font-size-asian="14pt" style:font-size-complex="14pt"/>
    </style:style>
    <style:style style:name="P27" style:family="paragraph" style:parent-style-name="Standard">
      <style:paragraph-properties fo:line-height="150%"/>
      <style:text-properties fo:color="#000000" loext:opacity="100%" style:text-line-through-style="none" style:text-line-through-type="none" style:font-name="Ubuntu" fo:font-size="14pt" style:text-underline-style="none" officeooo:rsid="00265101" officeooo:paragraph-rsid="0036ae9e" fo:background-color="transparent" style:font-size-asian="14pt" style:font-size-complex="14pt"/>
    </style:style>
    <style:style style:name="P28" style:family="paragraph" style:parent-style-name="Standard">
      <style:paragraph-properties fo:line-height="150%"/>
      <style:text-properties fo:color="#000000" loext:opacity="100%" style:text-line-through-style="none" style:text-line-through-type="none" style:font-name="Ubuntu" fo:font-size="14pt" style:text-underline-style="none" officeooo:rsid="002591a0" officeooo:paragraph-rsid="002591a0" fo:background-color="transparent" style:font-size-asian="14pt" style:font-size-complex="14pt"/>
    </style:style>
    <style:style style:name="P29" style:family="paragraph" style:parent-style-name="Standard">
      <style:paragraph-properties fo:line-height="150%"/>
      <style:text-properties fo:color="#000000" loext:opacity="100%" style:text-line-through-style="none" style:text-line-through-type="none" style:font-name="Ubuntu" fo:font-size="14pt" style:text-underline-style="none" fo:font-weight="bold" officeooo:rsid="00265101" officeooo:paragraph-rsid="002b5aa2" fo:background-color="transparent" style:font-size-asian="14pt" style:font-weight-asian="bold" style:font-size-complex="14pt" style:font-weight-complex="bold"/>
    </style:style>
    <style:style style:name="P30" style:family="paragraph" style:parent-style-name="Heading_20_1">
      <style:paragraph-properties fo:line-height="150%" fo:text-align="center" style:justify-single-word="false"/>
      <style:text-properties style:font-name="Ubuntu"/>
    </style:style>
    <style:style style:name="T1" style:family="text">
      <style:text-properties fo:color="#000000" loext:opacity="100%" style:text-underline-style="none" officeooo:rsid="002591a0" fo:background-color="transparent" loext:char-shading-value="0"/>
    </style:style>
    <style:style style:name="T2" style:family="text">
      <style:text-properties fo:color="#000000" loext:opacity="100%" style:text-underline-style="none" officeooo:rsid="0025ba89" fo:background-color="transparent" loext:char-shading-value="0"/>
    </style:style>
    <style:style style:name="T3" style:family="text">
      <style:text-properties fo:color="#000000" loext:opacity="100%" style:text-underline-style="none" fo:font-weight="bold" officeooo:rsid="002591a0" fo:background-color="transparent" loext:char-shading-value="0" style:font-weight-asian="bold" style:font-weight-complex="bold"/>
    </style:style>
    <style:style style:name="T4" style:family="text">
      <style:text-properties fo:color="#000000" loext:opacity="100%" style:text-line-through-style="none" style:text-line-through-type="none" style:text-underline-style="none" fo:background-color="transparent" loext:char-shading-value="0"/>
    </style:style>
    <style:style style:name="T5" style:family="text">
      <style:text-properties fo:color="#000000" loext:opacity="100%" style:text-line-through-style="none" style:text-line-through-type="none" style:text-underline-style="none" officeooo:rsid="00265101" fo:background-color="transparent" loext:char-shading-value="0"/>
    </style:style>
    <style:style style:name="T6" style:family="text">
      <style:text-properties fo:color="#000000" loext:opacity="100%" style:text-line-through-style="none" style:text-line-through-type="none" style:text-underline-style="none" fo:font-weight="bold" fo:background-color="transparent" loext:char-shading-value="0" style:font-weight-asian="bold" style:font-weight-complex="bold"/>
    </style:style>
    <style:style style:name="T7" style:family="text">
      <style:text-properties fo:color="#000000" loext:opacity="100%" style:text-line-through-style="none" style:text-line-through-type="none" style:text-underline-style="none" fo:font-weight="bold" officeooo:rsid="00265101" fo:background-color="transparent" loext:char-shading-value="0" style:font-weight-asian="bold" style:font-weight-complex="bold"/>
    </style:style>
    <style:style style:name="T8" style:family="text">
      <style:text-properties fo:color="#000000" loext:opacity="100%" style:text-line-through-style="none" style:text-line-through-type="none" style:text-underline-style="none" fo:background-color="#dddddd" loext:char-shading-value="0"/>
    </style:style>
    <style:style style:name="T9" style:family="text">
      <style:text-properties fo:color="#000000" loext:opacity="100%" style:text-line-through-style="none" style:text-line-through-type="none" style:text-underline-style="none" officeooo:rsid="00265101" fo:background-color="#dddddd" loext:char-shading-value="0"/>
    </style:style>
    <style:style style:name="T10" style:family="text">
      <style:text-properties officeooo:rsid="00265101"/>
    </style:style>
    <style:style style:name="T11" style:family="text">
      <style:text-properties fo:font-weight="bold" style:font-weight-asian="bold" style:font-weight-complex="bold"/>
    </style:style>
    <style:style style:name="T12" style:family="text">
      <style:text-properties fo:font-weight="bold" officeooo:rsid="0031bc1b" style:font-weight-asian="bold" style:font-weight-complex="bold"/>
    </style:style>
    <style:style style:name="T13" style:family="text">
      <style:text-properties fo:font-weight="bold" officeooo:rsid="0033cd51" style:font-weight-asian="bold" style:font-weight-complex="bold"/>
    </style:style>
    <style:style style:name="T14" style:family="text">
      <style:text-properties fo:background-color="#dddddd" loext:char-shading-value="0"/>
    </style:style>
    <style:style style:name="T15" style:family="text">
      <style:text-properties officeooo:rsid="002ab8db" fo:background-color="#dddddd" loext:char-shading-value="0"/>
    </style:style>
    <style:style style:name="T16" style:family="text">
      <style:text-properties officeooo:rsid="002cc3ba" fo:background-color="#dddddd" loext:char-shading-value="0"/>
    </style:style>
    <style:style style:name="T17" style:family="text">
      <style:text-properties officeooo:rsid="002d3bf5" fo:background-color="#dddddd" loext:char-shading-value="0"/>
    </style:style>
    <style:style style:name="T18" style:family="text">
      <style:text-properties officeooo:rsid="00265101" fo:background-color="#dddddd" loext:char-shading-value="0"/>
    </style:style>
    <style:style style:name="T19" style:family="text">
      <style:text-properties officeooo:rsid="002cc3ba"/>
    </style:style>
    <style:style style:name="T20" style:family="text">
      <style:text-properties officeooo:rsid="002d3bf5"/>
    </style:style>
    <style:style style:name="T21" style:family="text">
      <style:text-properties officeooo:rsid="0031bc1b"/>
    </style:style>
    <style:style style:name="T22" style:family="text">
      <style:text-properties officeooo:rsid="00338d62"/>
    </style:style>
    <style:style style:name="T23" style:family="text">
      <style:text-properties officeooo:rsid="0033cd51"/>
    </style:style>
    <style:style style:name="T24" style:family="text">
      <style:text-properties officeooo:rsid="0037e1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Man<text:span text:style-name="T24">ejo</text:span> de Tabelas</text:h>
      <text:p text:style-name="P1"><text:span text:style-name="T3">createCaption -</text:span><text:span text:style-name="T1"> </text:span><text:span text:style-name="T2">Cria um elemento do tipo caption dentro de uma tabela:</text:span></text:p>
      <text:p text:style-name="P21">tabela.createCaption( <text:s/>) </text:p>
      <text:p text:style-name="P22"/>
      <text:p text:style-name="P2"><text:span text:style-name="T6">deleteCaption -</text:span><text:span text:style-name="T4"> </text:span><text:span text:style-name="T5">Deleta um elemento do tipo caption que esta dentro de uma tabela: </text:span><text:span text:style-name="T9">tabela.deleteCaption( <text:s/>) </text:span></text:p>
      <text:p text:style-name="P18"/>
      <text:p text:style-name="P4"><text:span text:style-name="T6">createTHead -</text:span><text:span text:style-name="T4"> </text:span><text:span text:style-name="T5">Cria um elemento do tipo thead dentro de uma tabela:</text:span></text:p>
      <text:p text:style-name="P25">tabela.createTHead( <text:s/>) </text:p>
      <text:p text:style-name="P27"/>
      <text:p text:style-name="P20"><text:span text:style-name="T11">deleteTHead -</text:span> <text:span text:style-name="T10">Deleta um elemento do tipo thead que esta dentro de uma tabela: </text:span><text:span text:style-name="T18">tabela.deleteTHead( <text:s/>) </text:span></text:p>
      <text:p text:style-name="P18"/>
      <text:p text:style-name="P12"><text:span text:style-name="T11">createTBody -</text:span> Cria um elemento do tipo tbody dentro de uma tabela:</text:p>
      <text:p text:style-name="P17">tabela.createTBody( <text:s/>) </text:p>
      <text:p text:style-name="P7"/>
      <text:p text:style-name="P5"><text:span text:style-name="T6">tBodies -</text:span><text:span text:style-name="T4"> Retorna uma coleção com todos os elementos do tipo tbody em uma tabela: </text:span><text:span text:style-name="T8">tabela.tBodies </text:span></text:p>
      <text:p text:style-name="P18"/>
      <text:p text:style-name="P4"><text:span text:style-name="T6">createTFoot -</text:span><text:span text:style-name="T4"> </text:span><text:span text:style-name="T5">Cria um elemento do tipo tfoot dentro de uma tabela:</text:span></text:p>
      <text:p text:style-name="P25">tabela.createTFoot( <text:s/>) </text:p>
      <text:p text:style-name="P27"/>
      <text:p text:style-name="P4"><text:span text:style-name="T6">deleteTFoot -</text:span><text:span text:style-name="T4"> </text:span><text:span text:style-name="T5">Deleta um elemento do tipo tfoot que esta dentro de uma tabela: </text:span><text:span text:style-name="T9">tabela.deleteTFoot( <text:s/>) </text:span></text:p>
      <text:p text:style-name="P18"/>
      <text:p text:style-name="P8"><text:span text:style-name="T11">rows -</text:span> Retorna todas as linhas de uma tabela, ou seja, retorna uma coleção com todos os elementos tr de uma tabela: <text:span text:style-name="T15">tabela.rows </text:span></text:p>
      <text:p text:style-name="P8"/>
      <text:p text:style-name="P29"/>
      <text:p text:style-name="P3"><text:soft-page-break/><text:span text:style-name="T7">insertRow -</text:span><text:span text:style-name="T5"> Adiciona uma nova linha em uma posição especifica na tabela:</text:span></text:p>
      <text:p text:style-name="P26">tabela.insertRow( <text:s/>) </text:p>
      <text:p text:style-name="P19"/>
      <text:p text:style-name="P3"><text:span text:style-name="T6">deleteRow -</text:span><text:span text:style-name="T4"> </text:span><text:span text:style-name="T5">Deleta uma linha em uma posição especifica na tabela:</text:span></text:p>
      <text:p text:style-name="P26">tabela.deleteRow( <text:s/>) </text:p>
      <text:p text:style-name="P8"/>
      <text:p text:style-name="P9"><text:span text:style-name="T11">cells -</text:span> Retorna todas as colunas (celulas) de uma linha em uma tabela, ou seja, retorna uma coleção com todos os elementos td ou th que estejam dentro de um elemento tr especifico em uma tabela: <text:span text:style-name="T14">tabela.rows[posição].cells </text:span></text:p>
      <text:p text:style-name="P6"/>
      <text:p text:style-name="P11"><text:span text:style-name="T11">insertCell -</text:span> <text:span text:style-name="T19">Adiciona uma nova coluna em uma posição especifica da linha na tabela: </text:span></text:p>
      <text:p text:style-name="P11"><text:span text:style-name="T16">tabela.rows[posição].InsertCell( <text:s/>) </text:span><text:span text:style-name="T19"><text:s/>ou </text:span><text:span text:style-name="T16">linha.InsertCell( <text:s/>) </text:span></text:p>
      <text:p text:style-name="P10"/>
      <text:p text:style-name="P10"><text:span text:style-name="T11">deleteCell -</text:span> <text:span text:style-name="T19">Deleta uma coluna em uma posição especifica da linha na tabela: </text:span><text:span text:style-name="T16">tabela.rows[posição].</text:span><text:span text:style-name="T17">deleteCell( <text:s/>) </text:span><text:span text:style-name="T20"><text:s/>ou </text:span><text:span text:style-name="T17">linha.deleteCell( <text:s/>) </text:span></text:p>
      <text:p text:style-name="P6"/>
      <text:p text:style-name="P13"><text:span text:style-name="T11">Complementos -</text:span> propriedades e metodos que alteram o valor final das funções de tabela:</text:p>
      <text:p text:style-name="P13"><text:s text:c="5"/></text:p>
      <text:p text:style-name="P13"><text:s text:c="5"/><text:span text:style-name="T11">length -</text:span> Retorna a quantidade ou tamanho da coleção ou null se estiver </text:p>
      <text:p text:style-name="P13"><text:s text:c="5"/>vazio: </text:p>
      <text:p text:style-name="P13"><text:s text:c="5"/></text:p>
      <text:p text:style-name="P14"><text:s text:c="5"/><text:span text:style-name="T11">[posição] -</text:span> <text:span text:style-name="T21">Retorna uma linha (tr) ou coluna (td, th) que esteja em uma </text:span></text:p>
      <text:p text:style-name="P14"><text:span text:style-name="T21"><text:s text:c="5"/>posição especifica </text:span><text:span text:style-name="T23">ou null se essa posição não existir</text:span></text:p>
      <text:p text:style-name="P13"><text:s text:c="5"/></text:p>
      <text:p text:style-name="P16"><text:s text:c="5"/><text:span text:style-name="T11">item(posição) -</text:span> <text:span text:style-name="T23">Retorna um elemento tr, td, ou th de uma coleção que </text:span></text:p>
      <text:p text:style-name="P23"><text:s text:c="5"/>esteja em uma posição especifica ou null se essa posição não existir</text:p>
      <text:p text:style-name="P13"><text:s text:c="5"/></text:p>
      <text:p text:style-name="P16"><text:soft-page-break/><text:s text:c="5"/><text:span text:style-name="T11">namedItem(id) -</text:span> <text:span text:style-name="T23">Retorna um elemento tr, td, ou th de uma coleção que </text:span></text:p>
      <text:p text:style-name="P23"><text:s text:c="6"/>tenha um id especifico ou null se o id não existir</text:p>
      <text:p text:style-name="P13"><text:s text:c="5"/></text:p>
      <text:p text:style-name="P15"><text:s text:c="5"/><text:span text:style-name="T11">.</text:span><text:span text:style-name="T12">innerH</text:span><text:span text:style-name="T13">TML</text:span><text:span text:style-name="T12"> -</text:span><text:span text:style-name="T21"> Acessa </text:span><text:span text:style-name="T22">ou altera</text:span><text:span text:style-name="T21"> o conteudo de um elemento tr, td, th, </text:span></text:p>
      <text:p text:style-name="P24"><text:s text:c="5"/>thead, tbody ou tfoot</text:p>
      <text:p text:style-name="P16">_____________________________________________________________________</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05:11:05.416754425</meta:creation-date>
    <dc:date>2023-02-04T08:11:11.065438156</dc:date>
    <meta:editing-duration>PT5H3M37S</meta:editing-duration>
    <meta:editing-cycles>17</meta:editing-cycles>
    <meta:generator>LibreOffice/7.3.7.2$Linux_X86_64 LibreOffice_project/30$Build-2</meta:generator>
    <meta:document-statistic meta:table-count="0" meta:image-count="0" meta:object-count="0" meta:page-count="3" meta:paragraph-count="39" meta:word-count="365" meta:character-count="2377" meta:non-whitespace-character-count="1934"/>
  </office:meta>
</office:document-meta>
</file>